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7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8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9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</style:style>
    <style:style style:name="ce10" style:family="table-cell" style:parent-style-name="Default" style:data-style-name="N38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1" style:family="table-cell" style:parent-style-name="Default" style:data-style-name="N38">
      <style:table-cell-properties fo:border="thin solid #000000" style:vertical-align="middle" fo:background-color="#D8D8D8" style:cell-protect="none" style:repeat-content="false"/>
      <style:paragraph-properties fo:text-align="end" fo:margin-right="0cm"/>
    </style:style>
    <style:style style:name="ce12" style:family="table-cell" style:parent-style-name="Default" style:data-style-name="N38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3" style:family="table-cell" style:parent-style-name="Default" style:data-style-name="N38">
      <style:table-cell-properties fo:border="thin solid #000000" style:vertical-align="middle" fo:background-color="#BFBFBF" style:cell-protect="none" style:repeat-content="false"/>
      <style:paragraph-properties fo:text-align="end" fo:margin-right="0cm"/>
    </style:style>
    <style:style style:name="ce14" style:family="table-cell" style:parent-style-name="Default" style:data-style-name="N0">
      <style:table-cell-properties fo:border="thin solid #000000" style:vertical-align="middle" fo:background-color="transparent" style:cell-protect="none"/>
    </style:style>
    <style:style style:name="ce15" style:family="table-cell" style:parent-style-name="Default" style:data-style-name="N39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16" style:family="table-cell" style:parent-style-name="Default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9.39270833333333cm" style:use-optimal-column-width="true"/>
    </style:style>
    <style:style style:name="co2" style:family="table-column">
      <style:table-column-properties fo:break-before="auto" style:column-width="7.91104166666667cm" style:use-optimal-column-width="true"/>
    </style:style>
    <style:style style:name="co3" style:family="table-column">
      <style:table-column-properties fo:break-before="auto" style:column-width="5.21229166666667cm" style:use-optimal-column-width="true"/>
    </style:style>
    <style:style style:name="co4" style:family="table-column">
      <style:table-column-properties fo:break-before="auto" style:column-width="2.460625cm" style:use-optimal-column-width="true"/>
    </style:style>
    <style:style style:name="co5" style:family="table-column">
      <style:table-column-properties fo:break-before="auto" style:column-width="2.32833333333333cm" style:use-optimal-column-width="true"/>
    </style:style>
    <style:style style:name="co6" style:family="table-column">
      <style:table-column-properties fo:break-before="auto" style:column-width="3.20145833333333cm" style:use-optimal-column-width="true"/>
    </style:style>
    <style:style style:name="co7" style:family="table-column">
      <style:table-column-properties fo:break-before="auto" style:column-width="2.936875cm" style:use-optimal-column-width="true"/>
    </style:style>
    <style:style style:name="co8" style:family="table-column">
      <style:table-column-properties fo:break-before="auto" style:column-width="8.75770833333333cm" style:use-optimal-column-width="true"/>
    </style:style>
    <style:style style:name="co9" style:family="table-column">
      <style:table-column-properties fo:break-before="auto" style:column-width="3.06916666666667cm"/>
    </style:style>
    <style:style style:name="co10" style:family="table-column">
      <style:table-column-properties fo:break-before="auto" style:column-width="6.82625cm" style:use-optimal-column-width="true"/>
    </style:style>
    <style:style style:name="co11" style:family="table-column">
      <style:table-column-properties fo:break-before="auto" style:column-width="8.99583333333333cm" style:use-optimal-column-width="true"/>
    </style:style>
    <style:style style:name="co12" style:family="table-column">
      <style:table-column-properties fo:break-before="auto" style:column-width="5.87375cm" style:use-optimal-column-width="true"/>
    </style:style>
    <style:style style:name="co13" style:family="table-column">
      <style:table-column-properties fo:break-before="auto" style:column-width="5.635625cm"/>
    </style:style>
    <style:style style:name="co14" style:family="table-column">
      <style:table-column-properties fo:break-before="auto" style:column-width="4.78895833333333cm"/>
    </style:style>
    <style:style style:name="co15" style:family="table-column">
      <style:table-column-properties fo:break-before="auto" style:column-width="5.87375cm"/>
    </style:style>
    <style:style style:name="co16" style:family="table-column">
      <style:table-column-properties fo:break-before="auto" style:column-width="12.144375cm" style:use-optimal-column-width="true"/>
    </style:style>
    <style:style style:name="co17" style:family="table-column">
      <style:table-column-properties fo:break-before="auto" style:column-width="4.60375cm" style:use-optimal-column-width="true"/>
    </style:style>
    <style:style style:name="co18" style:family="table-column">
      <style:table-column-properties fo:break-before="auto" style:column-width="11.58875cm"/>
    </style:style>
    <style:style style:name="ro1" style:family="table-row">
      <style:table-row-properties style:row-height="15.6pt" style:use-optimal-row-height="true" fo:break-before="auto"/>
    </style:style>
    <style:style style:name="ro2" style:family="table-row">
      <style:table-row-properties style:row-height="62.4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8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5]));ISBLANK([.B5])))" style:apply-style-name="cf9" style:base-cell-address="Data_Sheet.B5"/>
      <style:map style:condition="of:is-true-formula(AND(NOT(ISBLANK([.$A5]));ISBLANK([.B5])))" style:apply-style-name="cf9" style:base-cell-address="Data_Sheet.B5"/>
      <style:map style:condition="of:is-true-formula(AND(NOT(ISBLANK([.$A5]));ISBLANK([.B5])))" style:apply-style-name="cf9" style:base-cell-address="Data_Sheet.B5"/>
      <style:map style:condition="of:is-true-formula(AND(NOT(ISBLANK([.$A5]));ISBLANK([.B5])))" style:apply-style-name="cf9" style:base-cell-address="Data_Sheet.B5"/>
    </style:style>
    <style:style style:name="ce1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4]));ISBLANK([.B4])))" style:apply-style-name="cf9" style:base-cell-address="Data_Sheet.B4"/>
    </style:style>
    <style:style style:name="ce2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6]));ISBLANK([.B6])))" style:apply-style-name="cf9" style:base-cell-address="Data_Sheet.B6"/>
      <style:map style:condition="of:is-true-formula(AND(NOT(ISBLANK([.$A6]));ISBLANK([.B6])))" style:apply-style-name="cf9" style:base-cell-address="Data_Sheet.B6"/>
    </style:style>
    <style:style style:name="ce21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4]));ISBLANK([.C4])))" style:apply-style-name="cf9" style:base-cell-address="Data_Sheet.C4"/>
    </style:style>
    <style:style style:name="ce22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6]));ISBLANK([.C6])))" style:apply-style-name="cf9" style:base-cell-address="Data_Sheet.C6"/>
      <style:map style:condition="of:is-true-formula(AND(NOT(ISBLANK([.A6]));ISBLANK([.C6])))" style:apply-style-name="cf9" style:base-cell-address="Data_Sheet.C6"/>
    </style:style>
    <style:style style:name="ce23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5]));ISBLANK([.C5])))" style:apply-style-name="cf9" style:base-cell-address="Data_Sheet.C5"/>
      <style:map style:condition="of:is-true-formula(AND(NOT(ISBLANK([.A5]));ISBLANK([.C5])))" style:apply-style-name="cf9" style:base-cell-address="Data_Sheet.C5"/>
      <style:map style:condition="of:is-true-formula(AND(NOT(ISBLANK([.A5]));ISBLANK([.C5])))" style:apply-style-name="cf9" style:base-cell-address="Data_Sheet.C5"/>
      <style:map style:condition="of:is-true-formula(AND(NOT(ISBLANK([.A5]));ISBLANK([.C5])))" style:apply-style-name="cf9" style:base-cell-address="Data_Sheet.C5"/>
    </style:style>
    <style:style style:name="ce24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8]));ISBLANK([.B8])))" style:apply-style-name="cf9" style:base-cell-address="Data_Sheet.B8"/>
      <style:map style:condition="of:is-true-formula(AND(NOT(ISBLANK([.$A8]));ISBLANK([.B8])))" style:apply-style-name="cf9" style:base-cell-address="Data_Sheet.B8"/>
    </style:style>
    <style:style style:name="ce2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7]));ISBLANK([.B7])))" style:apply-style-name="cf9" style:base-cell-address="Data_Sheet.B7"/>
      <style:map style:condition="of:is-true-formula(AND(NOT(ISBLANK([.$A7]));ISBLANK([.B7])))" style:apply-style-name="cf9" style:base-cell-address="Data_Sheet.B7"/>
    </style:style>
    <style:style style:name="ce26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8]));ISBLANK([.B8])))" style:apply-style-name="cf9" style:base-cell-address="Data_Sheet.B8"/>
      <style:map style:condition="of:is-true-formula(AND(NOT(ISBLANK([.$A9]));ISBLANK([.B9])))" style:apply-style-name="cf9" style:base-cell-address="Data_Sheet.B9"/>
      <style:map style:condition="of:is-true-formula(AND(NOT(ISBLANK([.$A9]));ISBLANK([.B9])))" style:apply-style-name="cf9" style:base-cell-address="Data_Sheet.B9"/>
    </style:style>
    <style:style style:name="ce27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8]));ISBLANK([.C8])))" style:apply-style-name="cf9" style:base-cell-address="Data_Sheet.C8"/>
      <style:map style:condition="of:is-true-formula(AND(NOT(ISBLANK([.A8]));ISBLANK([.C8])))" style:apply-style-name="cf9" style:base-cell-address="Data_Sheet.C8"/>
    </style:style>
    <style:style style:name="ce28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7]));ISBLANK([.C7])))" style:apply-style-name="cf9" style:base-cell-address="Data_Sheet.C7"/>
      <style:map style:condition="of:is-true-formula(AND(NOT(ISBLANK([.A7]));ISBLANK([.C7])))" style:apply-style-name="cf9" style:base-cell-address="Data_Sheet.C7"/>
    </style:style>
    <style:style style:name="ce2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</style:style>
    <style:style style:name="ce3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</style:style>
    <style:style style:name="ce3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</style:style>
    <style:style style:name="ce3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F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</style:style>
    <style:style style:name="ce3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D4]));ISBLANK([.E4])))" style:apply-style-name="cf9" style:base-cell-address="Data_Sheet.E4"/>
    </style:style>
    <style:style style:name="ce3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</style:style>
    <style:style style:name="ce3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</style:style>
    <style:style style:name="ce3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</style:style>
    <style:style style:name="ce3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</style:style>
    <style:style style:name="ce3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</style:style>
    <style:style style:name="ce3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</style:style>
    <style:style style:name="ce4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</style:style>
    <style:style style:name="ce4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</style:style>
    <style:style style:name="ce4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</style:style>
    <style:style style:name="ce4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</style:style>
    <style:style style:name="ce4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</style:style>
    <style:style style:name="ce4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</style:style>
    <style:style style:name="ce4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</style:style>
    <style:style style:name="ce4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</style:style>
    <style:style style:name="ce4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</style:style>
    <style:style style:name="ce4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</style:style>
    <style:style style:name="ce5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4]));ISBLANK([.D4])))" style:apply-style-name="cf9" style:base-cell-address="Data_Sheet.D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</style:style>
    <style:style style:name="ce5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E4])))" style:apply-style-name="cf9" style:base-cell-address="Data_Sheet.E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F4]));ISBLANK([.G4])))" style:apply-style-name="cf9" style:base-cell-address="Data_Sheet.G4"/>
    </style:style>
    <style:style style:name="ce5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H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</style:style>
    <style:style style:name="ce5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</style:style>
    <style:style style:name="ce5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</style:style>
    <style:style style:name="ce5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</style:style>
    <style:style style:name="ce5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</style:style>
    <style:style style:name="ce5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</style:style>
    <style:style style:name="ce5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</style:style>
    <style:style style:name="ce5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</style:style>
    <style:style style:name="ce6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</style:style>
    <style:style style:name="ce6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</style:style>
    <style:style style:name="ce6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</style:style>
    <style:style style:name="ce6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</style:style>
    <style:style style:name="ce6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</style:style>
    <style:style style:name="ce6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J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</style:style>
    <style:style style:name="ce6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E4])))" style:apply-style-name="cf9" style:base-cell-address="Data_Sheet.E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H4]));ISBLANK([.I4])))" style:apply-style-name="cf9" style:base-cell-address="Data_Sheet.I4"/>
    </style:style>
    <style:style style:name="ce6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</style:style>
    <style:style style:name="ce6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</style:style>
    <style:style style:name="ce6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4]));ISBLANK([.J4])))" style:apply-style-name="cf9" style:base-cell-address="Data_Sheet.J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J4]));ISBLANK([.K4])))" style:apply-style-name="cf9" style:base-cell-address="Data_Sheet.K4"/>
    </style:style>
    <style:style style:name="ce7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L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</style:style>
    <style:style style:name="ce7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</style:style>
    <style:style style:name="ce7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</style:style>
    <style:style style:name="ce7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</style:style>
    <style:style style:name="ce7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</style:style>
    <style:style style:name="ce7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</style:style>
    <style:style style:name="ce7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</style:style>
    <style:style style:name="ce7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</style:style>
    <style:style style:name="ce7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</style:style>
    <style:style style:name="ce7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</style:style>
    <style:style style:name="ce8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</style:style>
    <style:style style:name="ce8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</style:style>
    <style:style style:name="ce8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</style:style>
    <style:style style:name="ce8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</style:style>
    <style:style style:name="ce8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</style:style>
    <style:style style:name="ce8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N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</style:style>
    <style:style style:name="ce8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4]));ISBLANK([.L4])))" style:apply-style-name="cf9" style:base-cell-address="Data_Sheet.L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L4]));ISBLANK([.M4])))" style:apply-style-name="cf9" style:base-cell-address="Data_Sheet.M4"/>
    </style:style>
    <style:style style:name="ce8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4]));ISBLANK([.M4])))" style:apply-style-name="cf9" style:base-cell-address="Data_Sheet.M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</style:style>
    <style:style style:name="ce8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</style:style>
    <style:style style:name="ce8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N4]));ISBLANK([.O4])))" style:apply-style-name="cf9" style:base-cell-address="Data_Sheet.O4"/>
    </style:style>
    <style:style style:name="ce9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P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</style:style>
    <style:style style:name="ce9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</style:style>
    <style:style style:name="ce9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</style:style>
    <style:style style:name="ce9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</style:style>
    <style:style style:name="ce9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</style:style>
    <style:style style:name="ce9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</style:style>
    <style:style style:name="ce9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</style:style>
    <style:style style:name="ce9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</style:style>
    <style:style style:name="ce9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</style:style>
    <style:style style:name="ce9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</style:style>
    <style:style style:name="ce10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</style:style>
    <style:style style:name="ce101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</style:style>
    <style:style style:name="ce102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</style:style>
    <style:style style:name="ce103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R7]));ISBLANK([.Q7])))" style:apply-style-name="cf9" style:base-cell-address="Data_Sheet.Q7"/>
      <style:map style:condition="of:is-true-formula(AND(NOT(ISBLANK([.R7]));ISBLANK([.Q7])))" style:apply-style-name="cf9" style:base-cell-address="Data_Sheet.Q7"/>
      <style:map style:condition="of:is-true-formula(AND(NOT(ISBLANK([.R7]));ISBLANK([.Q7])))" style:apply-style-name="cf9" style:base-cell-address="Data_Sheet.Q7"/>
      <style:map style:condition="of:is-true-formula(AND(NOT(ISBLANK([.R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</style:style>
    <style:style style:name="ce104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R6]));ISBLANK([.Q6])))" style:apply-style-name="cf9" style:base-cell-address="Data_Sheet.Q6"/>
      <style:map style:condition="of:is-true-formula(AND(NOT(ISBLANK([.R6]));ISBLANK([.Q6])))" style:apply-style-name="cf9" style:base-cell-address="Data_Sheet.Q6"/>
      <style:map style:condition="of:is-true-formula(AND(NOT(ISBLANK([.R6]));ISBLANK([.Q6])))" style:apply-style-name="cf9" style:base-cell-address="Data_Sheet.Q6"/>
      <style:map style:condition="of:is-true-formula(AND(NOT(ISBLANK([.R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</style:style>
    <style:style style:name="ce10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</style:style>
    <style:style style:name="ce10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</style:style>
    <style:style style:name="ce10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7]));ISBLANK([.R7])))" style:apply-style-name="cf9" style:base-cell-address="Data_Sheet.R7"/>
      <style:map style:condition="of:is-true-formula(AND(NOT(ISBLANK([.S7]));ISBLANK([.R7])))" style:apply-style-name="cf9" style:base-cell-address="Data_Sheet.R7"/>
      <style:map style:condition="of:is-true-formula(AND(NOT(ISBLANK([.S7]));ISBLANK([.R7])))" style:apply-style-name="cf9" style:base-cell-address="Data_Sheet.R7"/>
      <style:map style:condition="of:is-true-formula(AND(NOT(ISBLANK([.S7]));ISBLANK([.R7])))" style:apply-style-name="cf9" style:base-cell-address="Data_Sheet.R7"/>
    </style:style>
    <style:style style:name="ce108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</style:style>
    <style:style style:name="ce109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</style:style>
    <style:style style:name="ce110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  <style:map style:condition="of:is-true-formula(AND(NOT(ISBLANK([.R5]));ISBLANK([.Q5])))" style:apply-style-name="cf9" style:base-cell-address="Data_Sheet.Q5"/>
      <style:map style:condition="of:is-true-formula(AND(NOT(ISBLANK([.R5]));ISBLANK([.Q5])))" style:apply-style-name="cf9" style:base-cell-address="Data_Sheet.Q5"/>
      <style:map style:condition="of:is-true-formula(AND(NOT(ISBLANK([.R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</style:style>
    <style:style style:name="ce11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</style:style>
    <style:style style:name="ce11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</style:style>
    <style:style style:name="ce11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</style:style>
    <style:style style:name="ce11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</style:style>
    <style:style style:name="ce11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</style:style>
    <style:style style:name="ce11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</style:style>
    <style:style style:name="ce11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</style:style>
    <style:style style:name="ce11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</style:style>
    <style:style style:name="ce11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</style:style>
    <style:style style:name="ce12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4]));ISBLANK([.R4])))" style:apply-style-name="cf9" style:base-cell-address="Data_Sheet.R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</style:style>
    <style:style style:name="ce12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</style:style>
    <style:style style:name="ce12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</style:style>
    <style:style style:name="ce12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</style:style>
    <style:style style:name="ce12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</style:style>
    <style:style style:name="ce125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R8]));ISBLANK([.Q8])))" style:apply-style-name="cf9" style:base-cell-address="Data_Sheet.Q8"/>
      <style:map style:condition="of:is-true-formula(AND(NOT(ISBLANK([.R8]));ISBLANK([.Q8])))" style:apply-style-name="cf9" style:base-cell-address="Data_Sheet.Q8"/>
      <style:map style:condition="of:is-true-formula(AND(NOT(ISBLANK([.R8]));ISBLANK([.Q8])))" style:apply-style-name="cf9" style:base-cell-address="Data_Sheet.Q8"/>
      <style:map style:condition="of:is-true-formula(AND(NOT(ISBLANK([.R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</style:style>
    <style:style style:name="ce12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</style:style>
    <style:style style:name="ce12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</style:style>
    <style:style style:name="ce12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</style:style>
    <style:style style:name="ce12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</style:style>
    <style:style style:name="ce13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</style:style>
    <style:style style:name="ce13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</style:style>
    <style:style style:name="ce13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</style:style>
    <style:style style:name="ce13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</style:style>
    <style:style style:name="ce13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</style:style>
    <style:style style:name="ce13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</style:style>
    <style:style style:name="ce13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</style:style>
    <style:style style:name="ce13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</style:style>
    <style:style style:name="ce13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</style:style>
    <style:style style:name="ce13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</style:style>
    <style:style style:name="ce14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</style:style>
    <style:style style:name="ce14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</style:style>
    <style:style style:name="ce142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</style:style>
    <style:style style:name="ce143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AA5]));ISBLANK([.Z5])))" style:apply-style-name="cf9" style:base-cell-address="Data_Sheet.Z5"/>
    </style:style>
    <style:style style:name="ce144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</style:style>
    <style:style style:name="ce145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</style:style>
    <style:style style:name="ce146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4]));ISBLANK([.Z4])))" style:apply-style-name="cf9" style:base-cell-address="Data_Sheet.Z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</style:style>
    <style:style style:name="ce147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8]));ISBLANK([.Z8])))" style:apply-style-name="cf9" style:base-cell-address="Data_Sheet.Z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</style:style>
    <style:style style:name="ce148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AA4]));ISBLANK([.Z4])))" style:apply-style-name="cf9" style:base-cell-address="Data_Sheet.Z4"/>
      <style:map style:condition="of:is-true-formula(AND(NOT(ISBLANK([.AA4]));ISBLANK([.Z4])))" style:apply-style-name="cf9" style:base-cell-address="Data_Sheet.Z4"/>
    </style:style>
    <style:style style:name="ce149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Y4]));ISBLANK([.Z4])))" style:apply-style-name="cf9" style:base-cell-address="Data_Sheet.Z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C4]));ISBLANK([.AB4])))" style:apply-style-name="cf9" style:base-cell-address="Data_Sheet.AB4"/>
      <style:map style:condition="of:is-true-formula(AND(NOT(ISBLANK([.AC4]));ISBLANK([.AB4])))" style:apply-style-name="cf9" style:base-cell-address="Data_Sheet.AB4"/>
    </style:style>
    <style:style style:name="ce150" style:family="table-cell" style:parent-style-name="Default" style:data-style-name="N39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8]));ISBLANK([.Z8])))" style:apply-style-name="cf9" style:base-cell-address="Data_Sheet.Z8"/>
      <style:map style:condition="of:is-true-formula(AND(NOT(ISBLANK([.Y9]));ISBLANK([.Z9])))" style:apply-style-name="cf9" style:base-cell-address="Data_Sheet.Z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</style:style>
    <style:style style:name="ce151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8]));ISBLANK([.Z8])))" style:apply-style-name="cf9" style:base-cell-address="Data_Sheet.Z8"/>
      <style:map style:condition="of:is-true-formula(AND(NOT(ISBLANK([.Y9]));ISBLANK([.Z9])))" style:apply-style-name="cf9" style:base-cell-address="Data_Sheet.Z9"/>
      <style:map style:condition="of:is-true-formula(AND(NOT(ISBLANK([.Y9]));ISBLANK([.Z9])))" style:apply-style-name="cf9" style:base-cell-address="Data_Sheet.Z9"/>
      <style:map style:condition="of:is-true-formula(AND(NOT(ISBLANK([.Y9]));ISBLANK([.Z9])))" style:apply-style-name="cf9" style:base-cell-address="Data_Sheet.Z9"/>
      <style:map style:condition="of:is-true-formula(AND(NOT(ISBLANK([.Y9]));ISBLANK([.Z9])))" style:apply-style-name="cf9" style:base-cell-address="Data_Sheet.Z9"/>
      <style:map style:condition="of:is-true-formula(AND(NOT(ISBLANK([.Y9]));ISBLANK([.Z9])))" style:apply-style-name="cf9" style:base-cell-address="Data_Sheet.Z9"/>
      <style:map style:condition="of:is-true-formula(AND(NOT(ISBLANK([.Y9]));ISBLANK([.Z9])))" style:apply-style-name="cf9" style:base-cell-address="Data_Sheet.Z9"/>
      <style:map style:condition="of:is-true-formula(AND(NOT(ISBLANK([.Y9]));ISBLANK([.Z9])))" style:apply-style-name="cf9" style:base-cell-address="Data_Sheet.Z9"/>
      <style:map style:condition="of:is-true-formula(AND(NOT(ISBLANK([.Y9]));ISBLANK([.Z9])))" style:apply-style-name="cf9" style:base-cell-address="Data_Sheet.Z9"/>
      <style:map style:condition="of:is-true-formula(AND(NOT(ISBLANK([.Y9]));ISBLANK([.Z9])))" style:apply-style-name="cf9" style:base-cell-address="Data_Sheet.Z9"/>
    </style:style>
    <style:style style:name="ce15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</style:style>
    <style:style style:name="ce15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</style:style>
    <style:style style:name="ce15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</style:style>
    <style:style style:name="ce15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</style:style>
    <style:style style:name="ce15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</style:style>
    <style:style style:name="ce15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</style:style>
    <style:style style:name="ce15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</style:style>
    <style:style style:name="ce15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</style:style>
    <style:style style:name="ce16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</style:style>
    <style:style style:name="ce161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B4]));ISBLANK([.AC4])))" style:apply-style-name="cf9" style:base-cell-address="Data_Sheet.AC4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</style:style>
    <style:style style:name="ce162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C5]));ISBLANK([.AB5])))" style:apply-style-name="cf9" style:base-cell-address="Data_Sheet.AB5"/>
    </style:style>
    <style:style style:name="ce163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</style:style>
    <style:style style:name="ce164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B6]));ISBLANK([.AC6])))" style:apply-style-name="cf9" style:base-cell-address="Data_Sheet.AC6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</style:style>
    <style:style style:name="ce165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</style:style>
    <style:style style:name="ce166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Y8]));ISBLANK([.Z8])))" style:apply-style-name="cf9" style:base-cell-address="Data_Sheet.Z8"/>
      <style:map style:condition="of:is-true-formula(AND(NOT(ISBLANK([.Y9]));ISBLANK([.Z9])))" style:apply-style-name="cf9" style:base-cell-address="Data_Sheet.Z9"/>
      <style:map style:condition="of:is-true-formula(AND(NOT(ISBLANK([.AA9]));ISBLANK([.AB9])))" style:apply-style-name="cf9" style:base-cell-address="Data_Sheet.AB9"/>
      <style:map style:condition="of:is-true-formula(AND(NOT(ISBLANK([.AA9]));ISBLANK([.AB9])))" style:apply-style-name="cf9" style:base-cell-address="Data_Sheet.AB9"/>
      <style:map style:condition="of:is-true-formula(AND(NOT(ISBLANK([.AA9]));ISBLANK([.AB9])))" style:apply-style-name="cf9" style:base-cell-address="Data_Sheet.AB9"/>
      <style:map style:condition="of:is-true-formula(AND(NOT(ISBLANK([.AA9]));ISBLANK([.AB9])))" style:apply-style-name="cf9" style:base-cell-address="Data_Sheet.AB9"/>
      <style:map style:condition="of:is-true-formula(AND(NOT(ISBLANK([.AA9]));ISBLANK([.AB9])))" style:apply-style-name="cf9" style:base-cell-address="Data_Sheet.AB9"/>
      <style:map style:condition="of:is-true-formula(AND(NOT(ISBLANK([.AA9]));ISBLANK([.AB9])))" style:apply-style-name="cf9" style:base-cell-address="Data_Sheet.AB9"/>
      <style:map style:condition="of:is-true-formula(AND(NOT(ISBLANK([.AA9]));ISBLANK([.AB9])))" style:apply-style-name="cf9" style:base-cell-address="Data_Sheet.AB9"/>
      <style:map style:condition="of:is-true-formula(AND(NOT(ISBLANK([.AA9]));ISBLANK([.AB9])))" style:apply-style-name="cf9" style:base-cell-address="Data_Sheet.AB9"/>
    </style:style>
    <style:style style:name="ce167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</style:style>
    <style:style style:name="ce16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</style:style>
    <style:style style:name="ce16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</style:style>
    <style:style style:name="ce17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</style:style>
    <style:style style:name="ce17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</style:style>
    <style:style style:name="ce17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</style:style>
    <style:style style:name="ce17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content-validations>
        <table:content-validation table:name="val1" table:condition="of:cell-content-is-decimal-number() and cell-content()&gt;=0">
          <table:help-message table:display="true"/>
          <table:error-message table:display="true"/>
        </table:content-validation>
        <table:content-validation table:name="val2">
          <table:help-message table:display="true"/>
          <table:error-message table:display="true">
            <text:p>FTE cannot be greater than Headcount</text:p>
            <text:p/>
          </table:error-message>
        </table:content-validation>
      </table:content-validations>
      <table:table table:name="Data_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16343" table:default-cell-style-name="ce1"/>
        <table:table-row table:style-name="ro1">
          <table:table-cell office:value-type="string" table:number-columns-spanned="1" table:number-rows-spanned="3" table:content-validation-name="val2" table:style-name="ce16">
            <text:p>Organisation name</text:p>
          </table:table-cell>
          <table:table-cell office:value-type="string" table:number-columns-spanned="1" table:number-rows-spanned="3" table:content-validation-name="val2" table:style-name="ce16">
            <text:p>Organisation<text:s/></text:p>
            <text:p>type</text:p>
          </table:table-cell>
          <table:table-cell office:value-type="string" table:number-columns-spanned="1" table:number-rows-spanned="3" table:content-validation-name="val2" table:style-name="ce16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16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2" table:style-name="ce17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2" table:style-name="ce16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17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16">
            <text:p>Non-Payroll staff (contingent labour/consultancy - CCL) costs</text:p>
          </table:table-cell>
          <table:covered-table-cell table:number-columns-repeated="2"/>
          <table:table-cell office:value-type="string" table:number-columns-spanned="1" table:number-rows-spanned="3" table:style-name="ce16">
            <text:p>Grand Total paybill/staffing (payroll and non-payroll) costs</text:p>
          </table:table-cell>
          <table:table-cell office:value-type="string" table:number-columns-spanned="1" table:number-rows-spanned="3" table:content-validation-name="val2" table:style-name="ce16">
            <text:p>Comments and notes</text:p>
          </table:table-cell>
          <table:table-cell table:number-columns-repeated="16343"/>
        </table:table-row>
        <table:table-row table:style-name="ro1">
          <table:covered-table-cell/>
          <table:covered-table-cell/>
          <table:covered-table-cell/>
          <table:table-cell office:value-type="string" table:number-columns-spanned="2" table:number-rows-spanned="1" table:style-name="ce16">
            <text:p>Admin officers/admin assistants</text:p>
          </table:table-cell>
          <table:covered-table-cell/>
          <table:table-cell office:value-type="string" table:number-columns-spanned="2" table:number-rows-spanned="1" table:style-name="ce16">
            <text:p>Executive Officers</text:p>
          </table:table-cell>
          <table:covered-table-cell/>
          <table:table-cell office:value-type="string" table:number-columns-spanned="2" table:number-rows-spanned="1" table:style-name="ce16">
            <text:p>Higher Executive Officers/Senior Executive Officers</text:p>
          </table:table-cell>
          <table:covered-table-cell/>
          <table:table-cell office:value-type="string" table:number-columns-spanned="2" table:number-rows-spanned="1" table:style-name="ce16">
            <text:p>Grade 6/7</text:p>
          </table:table-cell>
          <table:covered-table-cell/>
          <table:table-cell office:value-type="string" table:number-columns-spanned="2" table:number-rows-spanned="1" table:style-name="ce16">
            <text:p>Senior Civil Service</text:p>
          </table:table-cell>
          <table:covered-table-cell/>
          <table:table-cell office:value-type="string" table:number-columns-spanned="2" table:number-rows-spanned="1" table:style-name="ce16">
            <text:p>Other, unknown, or unspecified</text:p>
          </table:table-cell>
          <table:covered-table-cell/>
          <table:table-cell office:value-type="string" table:number-columns-spanned="2" table:number-rows-spanned="1" table:content-validation-name="val2" table:style-name="ce16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16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17">
            <text:p>Interim managers</text:p>
          </table:table-cell>
          <table:covered-table-cell/>
          <table:table-cell office:value-type="string" table:number-columns-spanned="2" table:number-rows-spanned="1" table:style-name="ce17">
            <text:p>Specialist Contractors</text:p>
          </table:table-cell>
          <table:covered-table-cell/>
          <table:table-cell office:value-type="string" table:number-columns-spanned="2" table:number-rows-spanned="1" table:style-name="ce17">
            <text:p>Consultants/consultancy</text:p>
          </table:table-cell>
          <table:covered-table-cell/>
          <table:table-cell office:value-type="string" table:number-columns-spanned="2" table:number-rows-spanned="1" table:style-name="ce16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16">
            <text:p>Salary</text:p>
          </table:table-cell>
          <table:table-cell office:value-type="string" table:number-columns-spanned="1" table:number-rows-spanned="2" table:style-name="ce16">
            <text:p>Allowances</text:p>
          </table:table-cell>
          <table:table-cell office:value-type="string" table:number-columns-spanned="1" table:number-rows-spanned="2" table:style-name="ce16">
            <text:p>Non-consolidated performance payments</text:p>
          </table:table-cell>
          <table:table-cell office:value-type="string" table:number-columns-spanned="1" table:number-rows-spanned="2" table:style-name="ce16">
            <text:p>Overtime</text:p>
          </table:table-cell>
          <table:table-cell office:value-type="string" table:number-columns-spanned="1" table:number-rows-spanned="2" table:style-name="ce16">
            <text:p>Employer pension contributions</text:p>
          </table:table-cell>
          <table:table-cell office:value-type="string" table:number-columns-spanned="1" table:number-rows-spanned="2" table:style-name="ce16">
            <text:p>Employer national insurance contributions</text:p>
          </table:table-cell>
          <table:table-cell office:value-type="string" table:number-columns-spanned="1" table:number-rows-spanned="2" table:style-name="ce16">
            <text:p>Total paybill for payroll staff</text:p>
          </table:table-cell>
          <table:table-cell office:value-type="string" table:number-columns-spanned="1" table:number-rows-spanned="2" table:style-name="ce16">
            <text:p>Total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16">
            <text:p>Total cost of consultants/</text:p>
            <text:p>consultancy</text:p>
          </table:table-cell>
          <table:table-cell office:value-type="string" table:number-columns-spanned="1" table:number-rows-spanned="2" table:style-name="ce16">
            <text:p>Total non-payroll (CCL) staff costs</text:p>
          </table:table-cell>
          <table:covered-table-cell/>
          <table:covered-table-cell/>
          <table:table-cell table:number-columns-repeated="16343"/>
        </table:table-row>
        <table:table-row table:style-name="ro2">
          <table:covered-table-cell/>
          <table:covered-table-cell/>
          <table:covered-table-cell/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content-validation-name="val2" table:style-name="ce4">
            <text:p>Headcount</text:p>
          </table:table-cell>
          <table:table-cell office:value-type="string" table:content-validation-name="val2" table:style-name="ce3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3"/>
        </table:table-row>
        <table:table-row table:style-name="ro3">
          <table:table-cell office:value-type="string" table:style-name="ce5">
            <text:p>Home Office (excl agencies)</text:p>
          </table:table-cell>
          <table:table-cell office:value-type="string" table:style-name="ce19">
            <text:p>Ministerial Department</text:p>
          </table:table-cell>
          <table:table-cell office:value-type="string" table:style-name="ce21">
            <text:p>Home Office</text:p>
          </table:table-cell>
          <table:table-cell office:value-type="float" office:value="7858" table:style-name="ce30">
            <text:p>7858</text:p>
          </table:table-cell>
          <table:table-cell office:value-type="float" office:value="6986.5899999999874" table:style-name="ce33">
            <text:p>6986.59</text:p>
          </table:table-cell>
          <table:table-cell office:value-type="float" office:value="12232" table:style-name="ce50">
            <text:p>12232</text:p>
          </table:table-cell>
          <table:table-cell office:value-type="float" office:value="11275.860000000026" table:style-name="ce51">
            <text:p>11275.86</text:p>
          </table:table-cell>
          <table:table-cell office:value-type="float" office:value="6620" table:style-name="ce53">
            <text:p>6620</text:p>
          </table:table-cell>
          <table:table-cell office:value-type="float" office:value="6375.0799999999963" table:style-name="ce66">
            <text:p>6375.08</text:p>
          </table:table-cell>
          <table:table-cell office:value-type="float" office:value="2243" table:style-name="ce68">
            <text:p>2243</text:p>
          </table:table-cell>
          <table:table-cell office:value-type="float" office:value="2192.8999999999996" table:style-name="ce69">
            <text:p>2192.9</text:p>
          </table:table-cell>
          <table:table-cell office:value-type="float" office:value="234" table:style-name="ce83">
            <text:p>234</text:p>
          </table:table-cell>
          <table:table-cell office:value-type="float" office:value="232.39" table:style-name="ce86">
            <text:p>232.39</text:p>
          </table:table-cell>
          <table:table-cell office:value-type="float" office:value="0" table:style-name="ce87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29187" table:content-validation-name="val2" table:style-name="ce108">
            <text:p>29,187</text:p>
          </table:table-cell>
          <table:table-cell office:value-type="float" office:value="27062.820000000007" table:content-validation-name="val2" table:style-name="ce109">
            <text:p>27,063</text:p>
          </table:table-cell>
          <table:table-cell office:value-type="float" office:value="1726" table:style-name="ce111">
            <text:p>1726</text:p>
          </table:table-cell>
          <table:table-cell office:value-type="float" office:value="1565.32" table:style-name="ce120">
            <text:p>1565.32</text:p>
          </table:table-cell>
          <table:table-cell office:value-type="float" office:value="0" table:style-name="ce121">
            <text:p>0</text:p>
          </table:table-cell>
          <table:table-cell office:value-type="float" office:value="0" table:style-name="ce123">
            <text:p>0</text:p>
          </table:table-cell>
          <table:table-cell office:value-type="float" office:value="0" table:style-name="ce135">
            <text:p>0</text:p>
          </table:table-cell>
          <table:table-cell office:value-type="float" office:value="0" table:style-name="ce137">
            <text:p>0</text:p>
          </table:table-cell>
          <table:table-cell office:value-type="float" office:value="0" table:style-name="ce140">
            <text:p>0</text:p>
          </table:table-cell>
          <table:table-cell office:value-type="float" office:value="0" table:style-name="ce138">
            <text:p>0</text:p>
          </table:table-cell>
          <table:table-cell office:value-type="float" office:value="1726" table:style-name="ce148">
            <text:p>1,726</text:p>
          </table:table-cell>
          <table:table-cell office:value-type="float" office:value="1565.32" table:style-name="ce146">
            <text:p>1,565.32</text:p>
          </table:table-cell>
          <table:table-cell office:value-type="float" office:value="30913" table:content-validation-name="val2" table:style-name="ce149">
            <text:p>30,913</text:p>
          </table:table-cell>
          <table:table-cell office:value-type="float" office:value="28628.140000000007" table:content-validation-name="val2" table:style-name="ce167">
            <text:p>28,628</text:p>
          </table:table-cell>
          <table:table-cell office:value-type="currency" office:value="64054934.299999997" table:content-validation-name="val1" table:style-name="ce10">
            <text:p>£64,054,934.30</text:p>
          </table:table-cell>
          <table:table-cell office:value-type="currency" office:value="8939328.120000001" table:content-validation-name="val1" table:style-name="ce10">
            <text:p>£8,939,328.12</text:p>
          </table:table-cell>
          <table:table-cell office:value-type="currency" office:value="217933.78999999998" table:content-validation-name="val1" table:style-name="ce10">
            <text:p>£217,933.79</text:p>
          </table:table-cell>
          <table:table-cell office:value-type="currency" office:value="894826.49" table:content-validation-name="val1" table:style-name="ce10">
            <text:p>£894,826.49</text:p>
          </table:table-cell>
          <table:table-cell office:value-type="currency" office:value="15506111.690000001" table:content-validation-name="val1" table:style-name="ce10">
            <text:p>£15,506,111.69</text:p>
          </table:table-cell>
          <table:table-cell office:value-type="currency" office:value="8185972.370000001" table:content-validation-name="val1" table:style-name="ce10">
            <text:p>£8,185,972.37</text:p>
          </table:table-cell>
          <table:table-cell office:value-type="currency" office:value="97799106.760000005" table:style-name="ce11">
            <text:p>£97,799,106.76</text:p>
          </table:table-cell>
          <table:table-cell office:value-type="currency" office:value="4443385.3" table:content-validation-name="val1" table:style-name="ce12">
            <text:p>£4,443,385.30</text:p>
          </table:table-cell>
          <table:table-cell office:value-type="currency" office:value="971195.01" table:content-validation-name="val1" table:style-name="ce12">
            <text:p>£971,195.01</text:p>
          </table:table-cell>
          <table:table-cell office:value-type="currency" office:value="5414580.3099999996" table:style-name="ce11">
            <text:p>£5,414,580.31</text:p>
          </table:table-cell>
          <table:table-cell office:value-type="currency" office:value="103213687.07000001" table:style-name="ce13">
            <text:p>£103,213,687.07</text:p>
          </table:table-cell>
          <table:table-cell table:content-validation-name="val2" table:style-name="ce14"/>
          <table:table-cell table:number-columns-repeated="16343"/>
        </table:table-row>
        <table:table-row table:style-name="ro4">
          <table:table-cell office:value-type="string" table:style-name="ce5">
            <text:p>Disclosure and Barring Service</text:p>
          </table:table-cell>
          <table:table-cell office:value-type="string" table:style-name="ce18">
            <text:p>Executive Non-Departmental Public Body</text:p>
          </table:table-cell>
          <table:table-cell office:value-type="string" table:style-name="ce23">
            <text:p>Home Office</text:p>
          </table:table-cell>
          <table:table-cell office:value-type="float" office:value="365" table:style-name="ce31">
            <text:p>365</text:p>
          </table:table-cell>
          <table:table-cell office:value-type="float" office:value="300.73" table:style-name="ce32">
            <text:p>300.73</text:p>
          </table:table-cell>
          <table:table-cell office:value-type="float" office:value="237" table:style-name="ce49">
            <text:p>237</text:p>
          </table:table-cell>
          <table:table-cell office:value-type="float" office:value="218.66" table:style-name="ce52">
            <text:p>218.66</text:p>
          </table:table-cell>
          <table:table-cell office:value-type="float" office:value="303" table:style-name="ce54">
            <text:p>303</text:p>
          </table:table-cell>
          <table:table-cell office:value-type="float" office:value="289.06" table:style-name="ce65">
            <text:p>289.06</text:p>
          </table:table-cell>
          <table:table-cell office:value-type="float" office:value="46" table:style-name="ce67">
            <text:p>46</text:p>
          </table:table-cell>
          <table:table-cell office:value-type="float" office:value="45.6" table:style-name="ce70">
            <text:p>45.6</text:p>
          </table:table-cell>
          <table:table-cell office:value-type="float" office:value="8" table:style-name="ce84">
            <text:p>8</text:p>
          </table:table-cell>
          <table:table-cell office:value-type="float" office:value="8" table:style-name="ce85">
            <text:p>8</text:p>
          </table:table-cell>
          <table:table-cell office:value-type="float" office:value="7" table:style-name="ce88">
            <text:p>7</text:p>
          </table:table-cell>
          <table:table-cell office:value-type="float" office:value="0.87" table:style-name="ce90">
            <text:p>0.87</text:p>
          </table:table-cell>
          <table:table-cell office:value-type="float" office:value="966" table:content-validation-name="val2" table:style-name="ce102">
            <text:p>966</text:p>
          </table:table-cell>
          <table:table-cell office:value-type="float" office:value="862.92000000000007" table:content-validation-name="val2" table:style-name="ce110">
            <text:p>863</text:p>
          </table:table-cell>
          <table:table-cell office:value-type="float" office:value="2" table:style-name="ce112">
            <text:p>2</text:p>
          </table:table-cell>
          <table:table-cell office:value-type="float" office:value="2" table:style-name="ce119">
            <text:p>2</text:p>
          </table:table-cell>
          <table:table-cell office:value-type="float" office:value="0" table:style-name="ce122">
            <text:p>0</text:p>
          </table:table-cell>
          <table:table-cell office:value-type="float" office:value="0" table:style-name="ce124">
            <text:p>0</text:p>
          </table:table-cell>
          <table:table-cell office:value-type="float" office:value="4" table:style-name="ce134">
            <text:p>4</text:p>
          </table:table-cell>
          <table:table-cell office:value-type="float" office:value="4" table:style-name="ce136">
            <text:p>4</text:p>
          </table:table-cell>
          <table:table-cell office:value-type="float" office:value="0" table:style-name="ce141">
            <text:p>0</text:p>
          </table:table-cell>
          <table:table-cell office:value-type="float" office:value="0" table:style-name="ce139">
            <text:p>0</text:p>
          </table:table-cell>
          <table:table-cell office:value-type="float" office:value="6" table:style-name="ce143">
            <text:p>6</text:p>
          </table:table-cell>
          <table:table-cell office:value-type="float" office:value="6" table:style-name="ce144">
            <text:p>6</text:p>
          </table:table-cell>
          <table:table-cell office:value-type="float" office:value="972" table:content-validation-name="val2" table:style-name="ce162">
            <text:p>972</text:p>
          </table:table-cell>
          <table:table-cell office:value-type="float" office:value="868.92000000000007" table:content-validation-name="val2" table:style-name="ce161">
            <text:p>869</text:p>
          </table:table-cell>
          <table:table-cell office:value-type="currency" office:value="1941872.9599999946" table:content-validation-name="val1" table:style-name="ce10">
            <text:p>£1,941,872.96</text:p>
          </table:table-cell>
          <table:table-cell office:value-type="currency" office:value="14947.559999999983" table:content-validation-name="val1" table:style-name="ce10">
            <text:p>£14,947.56</text:p>
          </table:table-cell>
          <table:table-cell office:value-type="currency" office:value="0" table:content-validation-name="val1" table:style-name="ce10">
            <text:p>£0.00</text:p>
          </table:table-cell>
          <table:table-cell office:value-type="currency" office:value="102006.30999999995" table:content-validation-name="val1" table:style-name="ce10">
            <text:p>£102,006.31</text:p>
          </table:table-cell>
          <table:table-cell office:value-type="currency" office:value="391862.84000000078" table:content-validation-name="val1" table:style-name="ce10">
            <text:p>£391,862.84</text:p>
          </table:table-cell>
          <table:table-cell office:value-type="currency" office:value="191303.91999999952" table:content-validation-name="val1" table:style-name="ce10">
            <text:p>£191,303.92</text:p>
          </table:table-cell>
          <table:table-cell office:value-type="currency" office:value="2641993.5899999947" table:style-name="ce11">
            <text:p>£2,641,993.59</text:p>
          </table:table-cell>
          <table:table-cell office:value-type="currency" office:value="53041" table:content-validation-name="val1" table:style-name="ce12">
            <text:p>£53,041.00</text:p>
          </table:table-cell>
          <table:table-cell office:value-type="currency" office:value="52923" table:content-validation-name="val1" table:style-name="ce12">
            <text:p>£52,923.00</text:p>
          </table:table-cell>
          <table:table-cell office:value-type="currency" office:value="105964" table:style-name="ce11">
            <text:p>£105,964.00</text:p>
          </table:table-cell>
          <table:table-cell office:value-type="currency" office:value="2747957.5899999947" table:style-name="ce13">
            <text:p>£2,747,957.59</text:p>
          </table:table-cell>
          <table:table-cell table:content-validation-name="val2" table:style-name="ce14"/>
          <table:table-cell table:number-columns-repeated="16343"/>
        </table:table-row>
        <table:table-row table:style-name="ro4">
          <table:table-cell office:value-type="string" table:style-name="ce5">
            <text:p>Independent Police Complaints Commission</text:p>
          </table:table-cell>
          <table:table-cell office:value-type="string" table:style-name="ce20">
            <text:p>Executive Non-Departmental Public Body</text:p>
          </table:table-cell>
          <table:table-cell office:value-type="string" table:style-name="ce22">
            <text:p>Home Office</text:p>
          </table:table-cell>
          <table:table-cell office:value-type="float" office:value="221" table:style-name="ce29">
            <text:p>221</text:p>
          </table:table-cell>
          <table:table-cell office:value-type="float" office:value="216.2" table:style-name="ce34">
            <text:p>216.2</text:p>
          </table:table-cell>
          <table:table-cell office:value-type="float" office:value="471" table:style-name="ce41">
            <text:p>471</text:p>
          </table:table-cell>
          <table:table-cell office:value-type="float" office:value="459.4" table:style-name="ce48">
            <text:p>459.4</text:p>
          </table:table-cell>
          <table:table-cell office:value-type="float" office:value="245" table:style-name="ce55">
            <text:p>245</text:p>
          </table:table-cell>
          <table:table-cell office:value-type="float" office:value="239.8" table:style-name="ce56">
            <text:p>239.8</text:p>
          </table:table-cell>
          <table:table-cell office:value-type="float" office:value="45" table:style-name="ce59">
            <text:p>45</text:p>
          </table:table-cell>
          <table:table-cell office:value-type="float" office:value="45" table:style-name="ce78">
            <text:p>45</text:p>
          </table:table-cell>
          <table:table-cell office:value-type="float" office:value="7" table:style-name="ce80">
            <text:p>7</text:p>
          </table:table-cell>
          <table:table-cell office:value-type="float" office:value="7" table:style-name="ce81">
            <text:p>7</text:p>
          </table:table-cell>
          <table:table-cell office:value-type="float" office:value="0" table:style-name="ce97">
            <text:p>0</text:p>
          </table:table-cell>
          <table:table-cell office:value-type="float" office:value="0" table:style-name="ce99">
            <text:p>0</text:p>
          </table:table-cell>
          <table:table-cell office:value-type="float" office:value="989" table:content-validation-name="val2" table:style-name="ce102">
            <text:p>989</text:p>
          </table:table-cell>
          <table:table-cell office:value-type="float" office:value="967.39999999999986" table:content-validation-name="val2" table:style-name="ce104">
            <text:p>967</text:p>
          </table:table-cell>
          <table:table-cell office:value-type="float" office:value="52" table:style-name="ce106">
            <text:p>52</text:p>
          </table:table-cell>
          <table:table-cell office:value-type="float" office:value="51.1" table:style-name="ce115">
            <text:p>51.1</text:p>
          </table:table-cell>
          <table:table-cell office:value-type="float" office:value="0" table:style-name="ce117">
            <text:p>0</text:p>
          </table:table-cell>
          <table:table-cell office:value-type="float" office:value="0" table:style-name="ce130">
            <text:p>0</text:p>
          </table:table-cell>
          <table:table-cell office:value-type="float" office:value="1" table:style-name="ce131">
            <text:p>1</text:p>
          </table:table-cell>
          <table:table-cell office:value-type="float" office:value="1" table:style-name="ce157">
            <text:p>1</text:p>
          </table:table-cell>
          <table:table-cell office:value-type="float" office:value="0" table:style-name="ce153">
            <text:p>0</text:p>
          </table:table-cell>
          <table:table-cell office:value-type="float" office:value="0" table:style-name="ce159">
            <text:p>0</text:p>
          </table:table-cell>
          <table:table-cell office:value-type="float" office:value="53" table:style-name="ce143">
            <text:p>53</text:p>
          </table:table-cell>
          <table:table-cell office:value-type="float" office:value="52.1" table:style-name="ce142">
            <text:p>52.10</text:p>
          </table:table-cell>
          <table:table-cell office:value-type="float" office:value="1042" table:content-validation-name="val2" table:style-name="ce162">
            <text:p>1,042</text:p>
          </table:table-cell>
          <table:table-cell office:value-type="float" office:value="1019.4999999999999" table:content-validation-name="val2" table:style-name="ce163">
            <text:p>1,020</text:p>
          </table:table-cell>
          <table:table-cell office:value-type="currency" office:value="2671052.11" table:content-validation-name="val1" table:style-name="ce10">
            <text:p>£2,671,052.11</text:p>
          </table:table-cell>
          <table:table-cell office:value-type="currency" office:value="127233.81999999999" table:content-validation-name="val1" table:style-name="ce10">
            <text:p>£127,233.82</text:p>
          </table:table-cell>
          <table:table-cell office:value-type="currency" office:value="0" table:content-validation-name="val1" table:style-name="ce10">
            <text:p>£0.00</text:p>
          </table:table-cell>
          <table:table-cell office:value-type="currency" office:value="31990" table:content-validation-name="val1" table:style-name="ce10">
            <text:p>£31,990.00</text:p>
          </table:table-cell>
          <table:table-cell office:value-type="currency" office:value="548279.57999999996" table:content-validation-name="val1" table:style-name="ce10">
            <text:p>£548,279.58</text:p>
          </table:table-cell>
          <table:table-cell office:value-type="currency" office:value="297312.36" table:content-validation-name="val1" table:style-name="ce10">
            <text:p>£297,312.36</text:p>
          </table:table-cell>
          <table:table-cell office:value-type="currency" office:value="3675867.8699999996" table:style-name="ce11">
            <text:p>£3,675,867.87</text:p>
          </table:table-cell>
          <table:table-cell office:value-type="currency" office:value="160012" table:content-validation-name="val1" table:style-name="ce12">
            <text:p>£160,012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160012" table:style-name="ce11">
            <text:p>£160,012.00</text:p>
          </table:table-cell>
          <table:table-cell office:value-type="currency" office:value="3835879.8699999996" table:style-name="ce13">
            <text:p>£3,835,879.87</text:p>
          </table:table-cell>
          <table:table-cell table:content-validation-name="val2" table:style-name="ce14"/>
          <table:table-cell table:number-columns-repeated="16343"/>
        </table:table-row>
        <table:table-row table:style-name="ro4">
          <table:table-cell office:value-type="string" table:style-name="ce5">
            <text:p>Office of the Immigration Services Commissioner</text:p>
          </table:table-cell>
          <table:table-cell office:value-type="string" table:style-name="ce25">
            <text:p>Executive Non-Departmental Public Body</text:p>
          </table:table-cell>
          <table:table-cell office:value-type="string" table:style-name="ce28">
            <text:p>Home Office</text:p>
          </table:table-cell>
          <table:table-cell office:value-type="float" office:value="9" table:style-name="ce36">
            <text:p>9</text:p>
          </table:table-cell>
          <table:table-cell office:value-type="float" office:value="7.17" table:style-name="ce38">
            <text:p>7.17</text:p>
          </table:table-cell>
          <table:table-cell office:value-type="float" office:value="7" table:style-name="ce43">
            <text:p>7</text:p>
          </table:table-cell>
          <table:table-cell office:value-type="float" office:value="6.5" table:style-name="ce47">
            <text:p>6.5</text:p>
          </table:table-cell>
          <table:table-cell office:value-type="float" office:value="39" table:style-name="ce60">
            <text:p>39</text:p>
          </table:table-cell>
          <table:table-cell office:value-type="float" office:value="37.799999999999997" table:style-name="ce57">
            <text:p>37.8</text:p>
          </table:table-cell>
          <table:table-cell office:value-type="float" office:value="1" table:style-name="ce58">
            <text:p>1</text:p>
          </table:table-cell>
          <table:table-cell office:value-type="float" office:value="1" table:style-name="ce77">
            <text:p>1</text:p>
          </table:table-cell>
          <table:table-cell office:value-type="float" office:value="1" table:style-name="ce79">
            <text:p>1</text:p>
          </table:table-cell>
          <table:table-cell office:value-type="float" office:value="0.8" table:style-name="ce82">
            <text:p>0.8</text:p>
          </table:table-cell>
          <table:table-cell office:value-type="float" office:value="0" table:style-name="ce98">
            <text:p>0</text:p>
          </table:table-cell>
          <table:table-cell office:value-type="float" office:value="0" table:style-name="ce100">
            <text:p>0</text:p>
          </table:table-cell>
          <table:table-cell office:value-type="float" office:value="57" table:content-validation-name="val2" table:style-name="ce102">
            <text:p>57</text:p>
          </table:table-cell>
          <table:table-cell office:value-type="float" office:value="53.269999999999996" table:content-validation-name="val2" table:style-name="ce103">
            <text:p>53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13">
            <text:p>0</text:p>
          </table:table-cell>
          <table:table-cell office:value-type="float" office:value="0" table:style-name="ce116">
            <text:p>0</text:p>
          </table:table-cell>
          <table:table-cell office:value-type="float" office:value="0" table:style-name="ce129">
            <text:p>0</text:p>
          </table:table-cell>
          <table:table-cell office:value-type="float" office:value="0" table:style-name="ce133">
            <text:p>0</text:p>
          </table:table-cell>
          <table:table-cell office:value-type="float" office:value="0" table:style-name="ce156">
            <text:p>0</text:p>
          </table:table-cell>
          <table:table-cell office:value-type="float" office:value="0" table:style-name="ce152">
            <text:p>0</text:p>
          </table:table-cell>
          <table:table-cell office:value-type="float" office:value="0" table:style-name="ce155">
            <text:p>0</text:p>
          </table:table-cell>
          <table:table-cell office:value-type="float" office:value="0" table:style-name="ce143">
            <text:p>0</text:p>
          </table:table-cell>
          <table:table-cell office:value-type="float" office:value="0" table:style-name="ce145">
            <text:p>0</text:p>
          </table:table-cell>
          <table:table-cell office:value-type="float" office:value="57" table:content-validation-name="val2" table:style-name="ce162">
            <text:p>57</text:p>
          </table:table-cell>
          <table:table-cell office:value-type="float" office:value="53.269999999999996" table:content-validation-name="val2" table:style-name="ce164">
            <text:p>53</text:p>
          </table:table-cell>
          <table:table-cell office:value-type="currency" office:value="160105" table:content-validation-name="val1" table:style-name="ce10">
            <text:p>£160,105.00</text:p>
          </table:table-cell>
          <table:table-cell office:value-type="currency" office:value="989.67" table:content-validation-name="val1" table:style-name="ce10">
            <text:p>£989.67</text:p>
          </table:table-cell>
          <table:table-cell office:value-type="currency" office:value="0" table:content-validation-name="val1" table:style-name="ce10">
            <text:p>£0.00</text:p>
          </table:table-cell>
          <table:table-cell office:value-type="currency" office:value="0" table:content-validation-name="val1" table:style-name="ce10">
            <text:p>£0.00</text:p>
          </table:table-cell>
          <table:table-cell office:value-type="currency" office:value="33045" table:content-validation-name="val1" table:style-name="ce10">
            <text:p>£33,045.00</text:p>
          </table:table-cell>
          <table:table-cell office:value-type="currency" office:value="16976" table:content-validation-name="val1" table:style-name="ce10">
            <text:p>£16,976.00</text:p>
          </table:table-cell>
          <table:table-cell office:value-type="currency" office:value="211115.67" table:style-name="ce11">
            <text:p>£211,115.67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0" table:style-name="ce11">
            <text:p>£0.00</text:p>
          </table:table-cell>
          <table:table-cell office:value-type="currency" office:value="211115.67" table:style-name="ce13">
            <text:p>£211,115.67</text:p>
          </table:table-cell>
          <table:table-cell table:content-validation-name="val2" table:style-name="ce14"/>
          <table:table-cell table:number-columns-repeated="16343"/>
        </table:table-row>
        <table:table-row table:style-name="ro4">
          <table:table-cell office:value-type="string" table:style-name="ce5">
            <text:p>Security Industry Authority</text:p>
          </table:table-cell>
          <table:table-cell office:value-type="string" table:style-name="ce24">
            <text:p>Executive Non-Departmental Public Body</text:p>
          </table:table-cell>
          <table:table-cell office:value-type="string" table:style-name="ce27">
            <text:p>Home Office</text:p>
          </table:table-cell>
          <table:table-cell office:value-type="float" office:value="64" table:style-name="ce35">
            <text:p>64</text:p>
          </table:table-cell>
          <table:table-cell office:value-type="float" office:value="62.12" table:style-name="ce37">
            <text:p>62.12</text:p>
          </table:table-cell>
          <table:table-cell office:value-type="float" office:value="76" table:style-name="ce44">
            <text:p>76</text:p>
          </table:table-cell>
          <table:table-cell office:value-type="float" office:value="74.349999999999994" table:style-name="ce46">
            <text:p>74.35</text:p>
          </table:table-cell>
          <table:table-cell office:value-type="float" office:value="65" table:style-name="ce61">
            <text:p>65</text:p>
          </table:table-cell>
          <table:table-cell office:value-type="float" office:value="63.69" table:style-name="ce63">
            <text:p>63.69</text:p>
          </table:table-cell>
          <table:table-cell office:value-type="float" office:value="16" table:style-name="ce71">
            <text:p>16</text:p>
          </table:table-cell>
          <table:table-cell office:value-type="float" office:value="16" table:style-name="ce73">
            <text:p>16</text:p>
          </table:table-cell>
          <table:table-cell office:value-type="float" office:value="4" table:style-name="ce75">
            <text:p>4</text:p>
          </table:table-cell>
          <table:table-cell office:value-type="float" office:value="4" table:style-name="ce92">
            <text:p>4</text:p>
          </table:table-cell>
          <table:table-cell office:value-type="float" office:value="6" table:style-name="ce94">
            <text:p>6</text:p>
          </table:table-cell>
          <table:table-cell office:value-type="float" office:value="1.28" table:style-name="ce95">
            <text:p>1.28</text:p>
          </table:table-cell>
          <table:table-cell office:value-type="float" office:value="231" table:content-validation-name="val2" table:style-name="ce102">
            <text:p>231</text:p>
          </table:table-cell>
          <table:table-cell office:value-type="float" office:value="221.44" table:content-validation-name="val2" table:style-name="ce125">
            <text:p>221</text:p>
          </table:table-cell>
          <table:table-cell office:value-type="float" office:value="4" table:style-name="ce105">
            <text:p>4</text:p>
          </table:table-cell>
          <table:table-cell office:value-type="float" office:value="4" table:style-name="ce114">
            <text:p>4</text:p>
          </table:table-cell>
          <table:table-cell office:value-type="float" office:value="2" table:style-name="ce118">
            <text:p>2</text:p>
          </table:table-cell>
          <table:table-cell office:value-type="float" office:value="2" table:style-name="ce169">
            <text:p>2</text:p>
          </table:table-cell>
          <table:table-cell office:value-type="float" office:value="0" table:style-name="ce132">
            <text:p>0</text:p>
          </table:table-cell>
          <table:table-cell office:value-type="float" office:value="0" table:style-name="ce158">
            <text:p>0</text:p>
          </table:table-cell>
          <table:table-cell office:value-type="float" office:value="0" table:style-name="ce154">
            <text:p>0</text:p>
          </table:table-cell>
          <table:table-cell office:value-type="float" office:value="0" table:style-name="ce160">
            <text:p>0</text:p>
          </table:table-cell>
          <table:table-cell office:value-type="float" office:value="6" table:style-name="ce143">
            <text:p>6</text:p>
          </table:table-cell>
          <table:table-cell office:value-type="float" office:value="6" table:style-name="ce147">
            <text:p>6.00</text:p>
          </table:table-cell>
          <table:table-cell office:value-type="float" office:value="237" table:content-validation-name="val2" table:style-name="ce162">
            <text:p>237</text:p>
          </table:table-cell>
          <table:table-cell office:value-type="float" office:value="227.44" table:content-validation-name="val2" table:style-name="ce165">
            <text:p>227</text:p>
          </table:table-cell>
          <table:table-cell office:value-type="currency" office:value="630050.92000000004" table:content-validation-name="val1" table:style-name="ce10">
            <text:p>£630,050.92</text:p>
          </table:table-cell>
          <table:table-cell office:value-type="currency" office:value="62719.7" table:content-validation-name="val1" table:style-name="ce10">
            <text:p>£62,719.70</text:p>
          </table:table-cell>
          <table:table-cell office:value-type="currency" office:value="2500" table:content-validation-name="val1" table:style-name="ce10">
            <text:p>£2,500.00</text:p>
          </table:table-cell>
          <table:table-cell office:value-type="currency" office:value="23847.09" table:content-validation-name="val1" table:style-name="ce10">
            <text:p>£23,847.09</text:p>
          </table:table-cell>
          <table:table-cell office:value-type="currency" office:value="133336.20000000001" table:content-validation-name="val1" table:style-name="ce10">
            <text:p>£133,336.20</text:p>
          </table:table-cell>
          <table:table-cell office:value-type="currency" office:value="76356.44" table:content-validation-name="val1" table:style-name="ce10">
            <text:p>£76,356.44</text:p>
          </table:table-cell>
          <table:table-cell office:value-type="currency" office:value="928810.34999999986" table:style-name="ce11">
            <text:p>£928,810.35</text:p>
          </table:table-cell>
          <table:table-cell office:value-type="currency" office:value="32794.400000000001" table:content-validation-name="val1" table:style-name="ce12">
            <text:p>£32,794.4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32794.400000000001" table:style-name="ce11">
            <text:p>£32,794.40</text:p>
          </table:table-cell>
          <table:table-cell office:value-type="currency" office:value="961604.74999999988" table:style-name="ce13">
            <text:p>£961,604.75</text:p>
          </table:table-cell>
          <table:table-cell table:content-validation-name="val2" table:style-name="ce14"/>
          <table:table-cell table:number-columns-repeated="16343"/>
        </table:table-row>
        <table:table-row table:style-name="ro4">
          <table:table-cell office:value-type="string" table:style-name="ce5">
            <text:p>Gangmasters Licensing Authority</text:p>
          </table:table-cell>
          <table:table-cell office:value-type="string" table:style-name="ce26">
            <text:p>Executive Non-Departmental Public Body</text:p>
          </table:table-cell>
          <table:table-cell office:value-type="string" table:style-name="ce21">
            <text:p>Home Office</text:p>
          </table:table-cell>
          <table:table-cell office:value-type="float" office:value="5" table:style-name="ce40">
            <text:p>5</text:p>
          </table:table-cell>
          <table:table-cell office:value-type="float" office:value="4.9000000000000004" table:style-name="ce39">
            <text:p>4.9</text:p>
          </table:table-cell>
          <table:table-cell office:value-type="float" office:value="11" table:style-name="ce42">
            <text:p>11</text:p>
          </table:table-cell>
          <table:table-cell office:value-type="float" office:value="9.66" table:style-name="ce45">
            <text:p>9.66</text:p>
          </table:table-cell>
          <table:table-cell office:value-type="float" office:value="74" table:style-name="ce62">
            <text:p>74</text:p>
          </table:table-cell>
          <table:table-cell office:value-type="float" office:value="72.16" table:style-name="ce64">
            <text:p>72.16</text:p>
          </table:table-cell>
          <table:table-cell office:value-type="float" office:value="5" table:style-name="ce72">
            <text:p>5</text:p>
          </table:table-cell>
          <table:table-cell office:value-type="float" office:value="4.59" table:style-name="ce74">
            <text:p>4.59</text:p>
          </table:table-cell>
          <table:table-cell office:value-type="float" office:value="1" table:style-name="ce76">
            <text:p>1</text:p>
          </table:table-cell>
          <table:table-cell office:value-type="float" office:value="1" table:style-name="ce91">
            <text:p>1</text:p>
          </table:table-cell>
          <table:table-cell office:value-type="float" office:value="0" table:style-name="ce93">
            <text:p>0</text:p>
          </table:table-cell>
          <table:table-cell office:value-type="float" office:value="0" table:style-name="ce96">
            <text:p>0</text:p>
          </table:table-cell>
          <table:table-cell office:value-type="float" office:value="96" table:content-validation-name="val2" table:style-name="ce101">
            <text:p>96</text:p>
          </table:table-cell>
          <table:table-cell office:value-type="float" office:value="92.31" table:content-validation-name="val2" table:style-name="ce101">
            <text:p>92</text:p>
          </table:table-cell>
          <table:table-cell office:value-type="float" office:value="1" table:style-name="ce126">
            <text:p>1</text:p>
          </table:table-cell>
          <table:table-cell office:value-type="float" office:value="1" table:style-name="ce127">
            <text:p>1</text:p>
          </table:table-cell>
          <table:table-cell office:value-type="float" office:value="0" table:style-name="ce128">
            <text:p>0</text:p>
          </table:table-cell>
          <table:table-cell office:value-type="float" office:value="0" table:style-name="ce168">
            <text:p>0</text:p>
          </table:table-cell>
          <table:table-cell office:value-type="float" office:value="2" table:style-name="ce170">
            <text:p>2</text:p>
          </table:table-cell>
          <table:table-cell office:value-type="float" office:value="1.08" table:style-name="ce171">
            <text:p>1.08</text:p>
          </table:table-cell>
          <table:table-cell office:value-type="float" office:value="0" table:style-name="ce172">
            <text:p>0</text:p>
          </table:table-cell>
          <table:table-cell office:value-type="float" office:value="0" table:style-name="ce173">
            <text:p>0</text:p>
          </table:table-cell>
          <table:table-cell office:value-type="float" office:value="3" table:style-name="ce151">
            <text:p>3</text:p>
          </table:table-cell>
          <table:table-cell office:value-type="float" office:value="2.08" table:style-name="ce150">
            <text:p>2.1</text:p>
          </table:table-cell>
          <table:table-cell office:value-type="float" office:value="99" table:content-validation-name="val2" table:style-name="ce166">
            <text:p>99</text:p>
          </table:table-cell>
          <table:table-cell office:value-type="float" office:value="94.39" table:content-validation-name="val2" table:style-name="ce166">
            <text:p>94</text:p>
          </table:table-cell>
          <table:table-cell office:value-type="currency" office:value="234077.27" table:content-validation-name="val1" table:style-name="ce10">
            <text:p>£234,077.27</text:p>
          </table:table-cell>
          <table:table-cell office:value-type="currency" office:value="8114.4" table:content-validation-name="val1" table:style-name="ce10">
            <text:p>£8,114.40</text:p>
          </table:table-cell>
          <table:table-cell office:value-type="currency" office:value="0" table:content-validation-name="val1" table:style-name="ce10">
            <text:p>£0.00</text:p>
          </table:table-cell>
          <table:table-cell office:value-type="currency" office:value="0" table:content-validation-name="val1" table:style-name="ce10">
            <text:p>£0.00</text:p>
          </table:table-cell>
          <table:table-cell office:value-type="currency" office:value="47534.5" table:content-validation-name="val1" table:style-name="ce10">
            <text:p>£47,534.50</text:p>
          </table:table-cell>
          <table:table-cell office:value-type="currency" office:value="26247.83" table:content-validation-name="val1" table:style-name="ce10">
            <text:p>£26,247.83</text:p>
          </table:table-cell>
          <table:table-cell office:value-type="currency" office:value="315974" table:style-name="ce11">
            <text:p>£315,974.00</text:p>
          </table:table-cell>
          <table:table-cell office:value-type="currency" office:value="2469.35" table:content-validation-name="val1" table:style-name="ce12">
            <text:p>£2,469.35</text:p>
          </table:table-cell>
          <table:table-cell office:value-type="currency" office:value="12317.52" table:content-validation-name="val1" table:style-name="ce12">
            <text:p>£12,317.52</text:p>
          </table:table-cell>
          <table:table-cell office:value-type="currency" office:value="14786.87" table:style-name="ce11">
            <text:p>£14,786.87</text:p>
          </table:table-cell>
          <table:table-cell office:value-type="currency" office:value="330760.87" table:style-name="ce13">
            <text:p>£330,760.87</text:p>
          </table:table-cell>
          <table:table-cell table:content-validation-name="val2" table:style-name="ce14"/>
          <table:table-cell table:number-columns-repeated="16343"/>
        </table:table-row>
        <table:table-row table:number-rows-repeated="1048567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currency-style style:name="N38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number-style style:name="N39">
      <number:number number:decimal-places="1" number:min-integer-digits="1" number:grouping="true"/>
    </number:number-style>
    <number:number-style style:name="N40P0">
      <number:text> </number:text>
      <number:number number:decimal-places="2" number:min-integer-digits="1" number:grouping="true"/>
      <number:text> </number:text>
    </number:number-style>
    <number:number-style style:name="N40P1">
      <number:text>-</number:text>
      <number:number number:decimal-places="2" number:min-integer-digits="1" number:grouping="true"/>
      <number:text> </number:text>
    </number:number-style>
    <number:number-style style:name="N40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currency-style style:name="N41P0" number:language="en" number:country="GB">
      <number:text> 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1P1" number:language="en" number:country="GB">
      <number:text>-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1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2"/>
      <number:text>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date-style style:name="N42">
      <number:day number:style="long"/>
      <number:text>:</number:text>
      <number:hours number:style="long"/>
      <number:text>:</number:text>
      <number:minutes number:style="long"/>
    </number:date-style>
    <number:date-style style:name="N43">
      <number:day-of-week number:style="long"/>
      <number:text>/</number:text>
      <number:month number:style="long"/>
      <number:text>/</number:text>
      <number:year number:style="long"/>
    </number:date-style>
    <number:time-style style:name="N44">
      <number:hours number:style="long"/>
      <number:text>:</number:text>
      <number:minutes number:style="long"/>
    </number:time-style>
    <number:number-style style:name="N45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6P0">
      <number:number number:decimal-places="2" number:min-integer-digits="1" number:grouping="true"/>
    </number:number-style>
    <number:number-style style:name="N46">
      <style:text-properties fo:color="#FF0000"/>
      <number:text>-</number:text>
      <number:number number:decimal-places="2" number:min-integer-digits="1" number:grouping="true"/>
      <style:map style:condition="value()&gt;=0" style:apply-style-name="N46P0"/>
    </number:number-style>
    <number:number-style style:name="N47">
      <number:number number:decimal-places="0" number:min-integer-digits="11">
        <number:embedded-text number:position="5"> </number:embedded-text>
      </number:number>
    </number:number-style>
    <number:number-style style:name="N48P0">
      <number:number number:decimal-places="0" number:min-integer-digits="4"/>
    </number:number-style>
    <number:number-style style:name="N48">
      <number:number number:min-integer-digits="1"/>
      <style:map style:condition="value()&lt;=9999" style:apply-style-name="N48P0"/>
    </number:number-style>
    <number:number-style style:name="N49P0">
      <number:text>N-</number:text>
      <number:number number:decimal-places="0" number:min-integer-digits="4"/>
    </number:number-style>
    <number:number-style style:name="N49">
      <number:number number:min-integer-digits="1"/>
      <style:map style:condition="value()&lt;=9999" style:apply-style-name="N49P0"/>
    </number:number-style>
    <number:text-style style:name="N50P0"/>
    <number:text-style style:name="N50P1"/>
    <number:text-style style:name="N50P2"/>
    <number:text-style style:name="N50">
      <style:map style:condition="value()&gt;0" style:apply-style-name="N50P0"/>
      <style:map style:condition="value()&lt;0" style:apply-style-name="N50P1"/>
      <style:map style:condition="value()=0" style:apply-style-name="N50P2"/>
    </number:text-style>
    <number:text-style style:name="N51P0"/>
    <number:text-style style:name="N51P1"/>
    <number:text-style style:name="N51">
      <style:map style:condition="value()&gt;0" style:apply-style-name="N51P0"/>
      <style:map style:condition="value()&lt;0" style:apply-style-name="N51P1"/>
    </number:text-style>
    <number:number-style style:name="N52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52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52P0"/>
    </number:number-style>
    <number:time-style style:name="N53" number:truncate-on-overflow="false">
      <number:hours/>
      <number:text>:</number:text>
      <number:minutes number:style="long"/>
    </number:time-style>
    <number:time-style style:name="N54" number:truncate-on-overflow="false">
      <number:hours number:style="long"/>
      <number:text>:</number:text>
      <number:minutes number:style="long"/>
    </number:time-style>
    <number:number-style style:name="N55">
      <number:number number:decimal-places="0" number:min-integer-digits="2"/>
    </number:number-style>
    <number:number-style style:name="N56">
      <number:number number:decimal-places="0" number:min-integer-digits="3"/>
    </number:number-style>
    <number:number-style style:name="N57">
      <number:number number:decimal-places="0" number:min-integer-digits="1" number:grouping="true" number:display-factor="1000"/>
    </number:number-style>
    <number:number-style style:name="N58P0">
      <style:text-properties fo:color="#0000FF"/>
      <number:number number:decimal-places="2" number:min-integer-digits="1" number:grouping="true"/>
    </number:number-style>
    <number:number-style style:name="N58P1">
      <style:text-properties fo:color="#FF0000"/>
      <number:text>-</number:text>
      <number:number number:decimal-places="2" number:min-integer-digits="1" number:grouping="true"/>
    </number:number-style>
    <number:number-style style:name="N58">
      <number:number number:decimal-places="2" number:min-integer-digits="1"/>
      <style:map style:condition="value()&gt;0" style:apply-style-name="N58P0"/>
      <style:map style:condition="value()&lt;0" style:apply-style-name="N58P1"/>
    </number:number-style>
    <number:number-style style:name="N59P0">
      <number:text>kr</number:text>
      <number:number number:decimal-places="0" number:min-integer-digits="1" number:grouping="true" number:display-factor="1000"/>
    </number:number-style>
    <number:number-style style:name="N59">
      <number:text>kr-</number:text>
      <number:number number:decimal-places="0" number:min-integer-digits="1" number:grouping="true" number:display-factor="1000"/>
      <style:map style:condition="value()&gt;=0" style:apply-style-name="N59P0"/>
    </number:number-style>
    <number:number-style style:name="N60P0">
      <style:text-properties fo:color="#0000FF"/>
      <number:text>kr</number:text>
      <number:number number:decimal-places="2" number:min-integer-digits="1" number:grouping="true"/>
    </number:number-style>
    <number:number-style style:name="N60P1">
      <style:text-properties fo:color="#FF0000"/>
      <number:text>kr-</number:text>
      <number:number number:decimal-places="2" number:min-integer-digits="1" number:grouping="true"/>
    </number:number-style>
    <number:number-style style:name="N60">
      <number:number number:decimal-places="2" number:min-integer-digits="1"/>
      <style:map style:condition="value()&gt;0" style:apply-style-name="N60P0"/>
      <style:map style:condition="value()&lt;0" style:apply-style-name="N60P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10_JournalTemplate_61_C_58__92_COMFO_92_CTALK_92_JOURSTD.TPL_10_LbStateAddress_61_3_32_3_32_0_32_251_32_1_32_89_32_2_32_311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</style:style>
    <style:style style:name="_197_rMndDag" style:display-name="ÅrMndDag" style:family="table-cell" style:data-style-name="N36"/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f1" style:family="table-cell" style:data-style-name="N0">
      <style:table-cell-properties fo:background-color="#FF0000"/>
    </style:style>
    <style:style style:name="cf10" style:family="table-cell" style:data-style-name="N0">
      <style:table-cell-properties fo:background-color="#FF0000"/>
    </style:style>
    <style:style style:name="cf11" style:family="table-cell" style:data-style-name="N0">
      <style:table-cell-properties fo:background-color="#FF0000"/>
    </style:style>
    <style:style style:name="cf12" style:family="table-cell" style:data-style-name="N0">
      <style:table-cell-properties fo:background-color="#FF0000"/>
    </style:style>
    <style:style style:name="cf2" style:family="table-cell" style:data-style-name="N0">
      <style:table-cell-properties fo:background-color="#FF0000"/>
    </style:style>
    <style:style style:name="cf3" style:family="table-cell" style:data-style-name="N0">
      <style:table-cell-properties fo:background-color="#FF0000"/>
    </style:style>
    <style:style style:name="cf4" style:family="table-cell" style:data-style-name="N0">
      <style:table-cell-properties fo:background-color="#FF0000"/>
    </style:style>
    <style:style style:name="cf5" style:family="table-cell" style:data-style-name="N0">
      <style:table-cell-properties fo:background-color="#FF0000"/>
    </style:style>
    <style:style style:name="cf6" style:family="table-cell" style:data-style-name="N0">
      <style:table-cell-properties fo:background-color="#FF0000"/>
    </style:style>
    <style:style style:name="cf7" style:family="table-cell" style:data-style-name="N0">
      <style:table-cell-properties fo:background-color="#FF0000"/>
    </style:style>
    <style:style style:name="cf8" style:family="table-cell" style:data-style-name="N0">
      <style:table-cell-properties fo:background-color="#FF0000"/>
    </style:style>
    <style:style style:name="cf9" style:family="table-cell" style:data-style-name="N0">
      <style:table-cell-properties fo:background-color="#FF0000"/>
    </style:style>
    <style:style style:name="Comma_32_2" style:display-name="Comma 2" style:family="table-cell" style:data-style-name="N40"/>
    <style:style style:name="Comma_32_3" style:display-name="Comma 3" style:family="table-cell" style:data-style-name="N40"/>
    <style:style style:name="Comma_32_4" style:display-name="Comma 4" style:family="table-cell" style:data-style-name="N40"/>
    <style:style style:name="Comma_32_5" style:display-name="Comma 5" style:family="table-cell" style:data-style-name="N40"/>
    <style:style style:name="Comma_32_5_32_2" style:display-name="Comma 5 2" style:family="table-cell" style:data-style-name="N40"/>
    <style:style style:name="Comma_32_6" style:display-name="Comma 6" style:family="table-cell" style:data-style-name="N40"/>
    <style:style style:name="Comma_32_7" style:display-name="Comma 7" style:family="table-cell" style:data-style-name="N40"/>
    <style:style style:name="Currency_32_2" style:display-name="Currency 2" style:family="table-cell" style:data-style-name="N41"/>
    <style:style style:name="DagerOgTimer" style:family="table-cell" style:data-style-name="N42"/>
    <style:style style:name="DagOgDato" style:family="table-cell" style:data-style-name="N43"/>
    <style:style style:name="DagOgDatoLang" style:family="table-cell" style:data-style-name="N43"/>
    <style:style style:name="Dato" style:family="table-cell" style:data-style-name="N19"/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44"/>
    <style:style style:name="Konto" style:family="table-cell" style:data-style-name="N45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2" style:display-name="Normal 2" style:family="table-cell" style:data-style-name="N0">
      <style:text-properties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</style:style>
    <style:style style:name="Normal_32_6" style:display-name="Normal 6" style:family="table-cell" style:data-style-name="N0">
      <style:table-cell-properties style:vertical-align="automatic" fo:background-color="transparen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Output_32_Amounts" style:display-name="Output Amounts" style:family="table-cell" style:data-style-name="N46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sonNr" style:family="table-cell" style:data-style-name="N47"/>
    <style:style style:name="PostNr" style:family="table-cell" style:data-style-name="N48"/>
    <style:style style:name="PostNrNorge" style:family="table-cell" style:data-style-name="N49"/>
    <style:style style:name="SkjulAlt" style:family="table-cell" style:data-style-name="N50"/>
    <style:style style:name="SkjulTall" style:family="table-cell" style:data-style-name="N51"/>
    <style:style style:name="Telefon" style:family="table-cell" style:data-style-name="N52"/>
    <style:style style:name="Timer1" style:family="table-cell" style:data-style-name="N53"/>
    <style:style style:name="Timer2" style:family="table-cell" style:data-style-name="N54"/>
    <style:style style:name="ToSiffer" style:family="table-cell" style:data-style-name="N55"/>
    <style:style style:name="TreSiffer" style:family="table-cell" style:data-style-name="N56"/>
    <style:style style:name="Tusenskille1000" style:family="table-cell" style:data-style-name="N57"/>
    <style:style style:name="TusenskilleFarger" style:family="table-cell" style:data-style-name="N58"/>
    <style:style style:name="Valuta1000" style:family="table-cell" style:data-style-name="N59"/>
    <style:style style:name="ValutaFarger" style:family="table-cell" style:data-style-name="N60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ony Millet</meta:initial-creator>
    <dc:creator>Pick Jennifer</dc:creator>
    <meta:creation-date>2012-07-18T14:50:11Z</meta:creation-date>
    <dc:date>2017-09-27T14:19:09Z</dc:date>
  </office:meta>
</office:document-meta>
</file>